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4263b"/>
    </style:style>
    <style:style style:name="P2" style:family="paragraph" style:parent-style-name="Text_20_body">
      <style:text-properties officeooo:rsid="0004263b" officeooo:paragraph-rsid="0005f06b"/>
    </style:style>
    <style:style style:name="P3" style:family="paragraph" style:parent-style-name="Text_20_body">
      <style:text-properties officeooo:rsid="00069653" officeooo:paragraph-rsid="00069653"/>
    </style:style>
    <style:style style:name="P4" style:family="paragraph" style:parent-style-name="Title">
      <style:text-properties officeooo:paragraph-rsid="0004263b"/>
    </style:style>
    <style:style style:name="T1" style:family="text">
      <style:text-properties officeooo:rsid="0004263b"/>
    </style:style>
    <style:style style:name="T2" style:family="text">
      <style:text-properties officeooo:rsid="0005f06b"/>
    </style:style>
    <style:style style:name="T3" style:family="text">
      <style:text-properties officeooo:rsid="000696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apport de projet:</text:p>
      <text:p text:style-name="P4">B<text:span text:style-name="T1">ouge tes yeux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<text:tab/><text:tab/><text:tab/><text:tab/><text:tab/><text:span text:style-name="T1">Introduction</text:span></text:h>
      <text:p text:style-name="P2">Le but de notre projet consiste à développer une <text:span text:style-name="T3">application pour un cabinet d’orthoptistes pour leur simplifier l’enregistrement de bilan et le diagnostic d’un patient. </text:span></text:p>
      <text:p text:style-name="P3"/>
      <text:p text:style-name="P3">Pour la solution nous sommes partis sur un site web avec php <text:s/>et <text:s/>symfony comme framework <text:s/>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0:38:37.407000000</meta:creation-date>
    <dc:date>2019-05-09T14:41:51.727000000</dc:date>
    <meta:editing-duration>PT3M1S</meta:editing-duration>
    <meta:editing-cycles>1</meta:editing-cycles>
    <meta:document-statistic meta:table-count="0" meta:image-count="0" meta:object-count="0" meta:page-count="2" meta:paragraph-count="6" meta:word-count="48" meta:character-count="311" meta:non-whitespace-character-count="257"/>
    <meta:generator>LibreOffice/6.0.7.3$Windows_X86_64 LibreOffice_project/dc89aa7a9eabfd848af146d5086077aeed2ae4a5</meta:generator>
  </office:meta>
</office:document-meta>
</file>